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style:text-properties officeooo:rsid="001eb148" officeooo:paragraph-rsid="001eb148"/>
    </style:style>
    <style:style style:name="P2" style:family="paragraph" style:parent-style-name="Standard">
      <style:paragraph-properties fo:line-height="100%"/>
      <style:text-properties officeooo:rsid="001fc089" officeooo:paragraph-rsid="001fc089"/>
    </style:style>
    <style:style style:name="P3" style:family="paragraph" style:parent-style-name="Standard">
      <style:paragraph-properties fo:line-height="100%"/>
      <style:text-properties officeooo:rsid="002174c4" officeooo:paragraph-rsid="002174c4"/>
    </style:style>
    <style:style style:name="P4" style:family="paragraph" style:parent-style-name="Standard">
      <style:paragraph-properties fo:line-height="100%"/>
      <style:text-properties fo:font-size="12pt" officeooo:paragraph-rsid="001e7565" style:font-size-asian="12pt" style:font-size-complex="12pt"/>
    </style:style>
    <style:style style:name="P5" style:family="paragraph" style:parent-style-name="Standard">
      <style:paragraph-properties fo:line-height="100%"/>
      <style:text-properties fo:font-size="18pt" style:font-size-asian="18pt" style:font-size-complex="18pt"/>
    </style:style>
    <style:style style:name="P6" style:family="paragraph" style:parent-style-name="Standard">
      <style:paragraph-properties fo:line-height="100%"/>
      <style:text-properties fo:font-size="18pt" fo:font-weight="bold" officeooo:rsid="0022d555" officeooo:paragraph-rsid="0022d555" style:font-size-asian="18pt" style:font-weight-asian="bold" style:font-size-complex="18pt"/>
    </style:style>
    <style:style style:name="P7" style:family="paragraph" style:parent-style-name="Standard" style:master-page-name="Standard">
      <style:paragraph-properties style:page-number="1"/>
    </style:style>
    <style:style style:name="T1" style:family="text">
      <style:text-properties officeooo:rsid="001e7565"/>
    </style:style>
    <style:style style:name="T2" style:family="text">
      <style:text-properties officeooo:rsid="001fc089"/>
    </style:style>
    <style:style style:name="T3" style:family="text">
      <style:text-properties officeooo:rsid="0023fbb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tab/> <text:tab/> <text:tab/></text:p>
      <text:p text:style-name="P6">YouTextify</text:p>
      <text:p text:style-name="P5"/>
      <text:p text:style-name="P4">- <text:span text:style-name="T1">Akul Agrawal</text:span></text:p>
      <text:p text:style-name="P4"><text:s text:c="2"/><text:span text:style-name="T1">IIT Guwahati</text:span></text:p>
      <text:p text:style-name="P4"><text:tab/></text:p>
      <text:p text:style-name="P1">First of all, fetching youtube videos was a big task. <text:span text:style-name="T2">For this, I used youtube-dl (youtube_dl library in Python). Main task was to choose a comfortable format in terms of speed and space occupied. Due to a number of reasons, videos were stored in “.wav” format. Since “.flac” format is fast and uses less space, for the dummy slice video, it was used.</text:span></text:p>
      <text:p text:style-name="P1"/>
      <text:p text:style-name="P2">Audio to text transciption was the biggest hurdle. Main big problem was the speed since I didn’t have access to any fast machines, nor any server since all of them are paid. First, I tried a number of manual models. Then, I tried using API’s, which didn’’t seem to work well. I used CMU Sphinx due to it’s offline nature (since I had access to very slow internet at that time). The performace was very poor. Google speech recognition API seemed to work fine but it was far too slow. Transcribing even one video took around 2-3 hours on my machine. Finally I registered on IBM Cloud and used IBM text-to-speech API which provided best performance of all, in terms of both accuracy and time.</text:p>
      <text:p text:style-name="P2"/>
      <text:p text:style-name="P2">For multiple topic clustering and classification, I tried a number of algorithms which can be verified by provided notebooks. Firstly, the data was refined which includes:</text:p>
      <text:p text:style-name="P2">1. Lower casing the required words</text:p>
      <text:p text:style-name="P2">2. Tokenizing the data</text:p>
      <text:p text:style-name="P2">3. Removing stopwords</text:p>
      <text:p text:style-name="P2">4. Lemmatization with dictionary from Wordnet</text:p>
      <text:p text:style-name="P2"/>
      <text:p text:style-name="P2">Then, a number of algorithms were tried upon. TF-IDF factors were calculated and the matirx was constructed. Algorithms tried include K Means, NMF, LSI, and finally used, LDA.</text:p>
      <text:p text:style-name="P2"/>
      <text:p text:style-name="P2">Finally, on running <text:span text:style-name="T3">YouTextify</text:span>/finalTopicExtraction.py with required libraries installed, Extracted topics are displayed, with an index attached to them. 5 topics are being extracted which was optimum since on increasing the topics, only 5 of them were found to be assigned to the documents. After the topics, for each document, it’s most probable opics are displayed along with the confidence of prediction.</text:p>
      <text:p text:style-name="P2"/>
      <text:p text:style-name="P3">Final Extracted transcripts can be found in <text:s/><text:span text:style-name="T3">YouTextify/transcrip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2-14T21:02:55.537381613</dc:date>
    <meta:editing-duration>PT21M52S</meta:editing-duration>
    <meta:editing-cycles>7</meta:editing-cycles>
    <meta:document-statistic meta:table-count="0" meta:image-count="0" meta:object-count="0" meta:page-count="1" meta:paragraph-count="15" meta:word-count="336" meta:character-count="2028" meta:non-whitespace-character-count="1696"/>
  </office:meta>
</office:document-meta>
</file>